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200%" fo:text-align="justify" style:justify-single-word="false"/>
      <style:text-properties style:font-name="FreeSans"/>
    </style:style>
    <style:style style:name="P2" style:family="paragraph" style:parent-style-name="Text_20_body">
      <style:paragraph-properties fo:line-height="200%" fo:text-align="justify" style:justify-single-word="false"/>
      <style:text-properties style:font-name="FreeSans" officeooo:paragraph-rsid="00042f5d"/>
    </style:style>
    <style:style style:name="P3" style:family="paragraph" style:parent-style-name="Text_20_body">
      <style:paragraph-properties fo:line-height="200%" fo:text-align="justify" style:justify-single-word="false"/>
      <style:text-properties style:font-name="FreeSans" officeooo:paragraph-rsid="00056416"/>
    </style:style>
    <style:style style:name="P4" style:family="paragraph" style:parent-style-name="Heading_20_3">
      <style:paragraph-properties fo:line-height="200%" fo:text-align="justify" style:justify-single-word="false"/>
      <style:text-properties style:font-name="FreeSans" fo:font-size="12pt" fo:font-weight="normal" style:font-size-asian="12pt" style:font-weight-asian="normal" style:font-size-complex="12pt" style:font-weight-complex="normal"/>
    </style:style>
    <style:style style:name="P5" style:family="paragraph" style:parent-style-name="Heading_20_3">
      <style:paragraph-properties fo:line-height="200%" fo:text-align="justify" style:justify-single-word="false"/>
      <style:text-properties style:font-name="FreeSans" fo:font-size="12pt" fo:font-weight="bold" style:font-size-asian="12pt" style:font-weight-asian="bold" style:font-size-complex="12pt" style:font-weight-complex="bold"/>
    </style:style>
    <style:style style:name="P6" style:family="paragraph" style:parent-style-name="Heading_20_4">
      <style:paragraph-properties fo:line-height="200%" fo:text-align="justify" style:justify-single-word="false"/>
      <style:text-properties style:font-name="FreeSans" fo:font-size="12pt" fo:font-weight="normal" style:font-size-asian="12pt" style:font-weight-asian="normal" style:font-size-complex="12pt" style:font-weight-complex="normal"/>
    </style:style>
    <style:style style:name="P7" style:family="paragraph" style:parent-style-name="Text_20_body" style:list-style-name="L1">
      <style:paragraph-properties fo:margin-top="0cm" fo:margin-bottom="0cm" style:contextual-spacing="false" fo:line-height="200%" fo:text-align="justify" style:justify-single-word="false"/>
    </style:style>
    <style:style style:name="P8" style:family="paragraph" style:parent-style-name="Text_20_body" style:list-style-name="L1">
      <style:paragraph-properties fo:line-height="200%" fo:text-align="justify" style:justify-single-word="false"/>
    </style:style>
    <style:style style:name="P9" style:family="paragraph" style:parent-style-name="Text_20_body" style:list-style-name="L2">
      <style:paragraph-properties fo:margin-top="0cm" fo:margin-bottom="0cm" style:contextual-spacing="false" fo:line-height="200%" fo:text-align="justify" style:justify-single-word="false"/>
    </style:style>
    <style:style style:name="P10" style:family="paragraph" style:parent-style-name="Text_20_body" style:list-style-name="L2">
      <style:paragraph-properties fo:line-height="200%" fo:text-align="justify" style:justify-single-word="false"/>
    </style:style>
    <style:style style:name="P11" style:family="paragraph" style:parent-style-name="Text_20_body">
      <style:paragraph-properties fo:line-height="200%" fo:text-align="justify" style:justify-single-word="false"/>
      <style:text-properties style:font-name="FreeSans" fo:font-size="12pt" fo:font-weight="normal" style:font-size-asian="12pt" style:font-weight-asian="normal" style:font-size-complex="12pt" style:font-weight-complex="normal"/>
    </style:style>
    <style:style style:name="P12" style:family="paragraph" style:parent-style-name="Text_20_body">
      <style:paragraph-properties fo:line-height="200%" fo:text-align="justify" style:justify-single-word="false"/>
      <style:text-properties style:font-name="FreeSans" fo:font-size="12pt" fo:font-weight="normal" officeooo:paragraph-rsid="00042f5d" style:font-size-asian="12pt" style:font-weight-asian="normal" style:font-size-complex="12pt" style:font-weight-complex="normal"/>
    </style:style>
    <style:style style:name="P13" style:family="paragraph" style:parent-style-name="Text_20_body">
      <style:paragraph-properties fo:line-height="200%" fo:text-align="justify" style:justify-single-word="false"/>
      <style:text-properties style:font-name="FreeSans" fo:font-size="12pt" fo:font-weight="bold" style:font-size-asian="12pt" style:font-weight-asian="bold" style:font-size-complex="12pt" style:font-weight-complex="bold"/>
    </style:style>
    <style:style style:name="P14" style:family="paragraph" style:parent-style-name="Text_20_body">
      <style:paragraph-properties fo:line-height="200%" fo:text-align="justify" style:justify-single-word="false"/>
      <style:text-properties style:font-name="FreeSans"/>
    </style:style>
    <style:style style:name="T1" style:family="text">
      <style:text-properties officeooo:rsid="00012615"/>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FreeSans" fo:font-size="12pt" fo:font-weight="normal" style:font-size-asian="12pt" style:font-weight-asian="normal" style:font-size-complex="12pt" style:font-weight-complex="normal"/>
    </style:style>
    <style:style style:name="T6" style:family="text">
      <style:text-properties officeooo:rsid="000aed5b"/>
    </style:style>
    <style:style style:name="T7" style:family="text">
      <style:text-properties officeooo:rsid="000b618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Software Development: A JavaFX Paint Application</text:h>
      <text:p text:style-name="P11">Author: <text:span text:style-name="T1">Szymon Hładyszewski</text:span></text:p>
      <text:p text:style-name="P11">Title: Software Development: Creating a Paint Application in JavaFX</text:p>
      <text:p text:style-name="P11">Group ID: <text:span text:style-name="T1">1</text:span></text:p>
      <text:p text:style-name="P11">Student ID: <text:span text:style-name="T1">279772</text:span></text:p>
      <text:p text:style-name="P13">Executive Summary</text:p>
      <text:p text:style-name="P11">This report explores the software development process by documenting the creation of a JavaFX-based paint application. The application allows users to draw and manipulate geometric shapes (triangles, circles, and rectangles) and provides advanced features such as shape activation, rotation, resizing, movement, and color filling. The development process involved incremental implementation of functionalities, starting with a graphical user interface (GUI) that featured a toolbar for basic operations. Over time, the application evolved to include interactive shape manipulation and customization, showcasing the capabilities of JavaFX and modern development tools. Compared to older frameworks like Swing and AWT, JavaFX greatly simplifies GUI design and event handling. The report discusses the tools used, challenges faced, and lessons learned during the project, as well as future possibilities for further enhancing software development efficiency.</text:p>
      <text:p text:style-name="P13">Introduction</text:p>
      <text:p text:style-name="P11">Software development has revolutionized the way humans interact with technology, enabling the creation of complex systems and applications with minimal overhead. The rise of GUI-based frameworks such as Swing and AWT provided early solutions for building user-friendly desktop applications, but these frameworks presented significant challenges, including steep learning curves and limited graphical features. JavaFX, a modern alternative, has addressed many of these issues by providing a robust toolkit for building sophisticated and interactive applications.</text:p>
      <text:p text:style-name="P11"><text:soft-page-break/></text:p>
      <text:p text:style-name="P11">This report focuses on the creation of a paint application using JavaFX. The application was developed in an iterative manner, starting with the design of the GUI and progressively adding functionalities for drawing, activating, and manipulating shapes. By documenting this process, the report highlights the advantages of JavaFX and modern tools like VS Code in streamlining software development.</text:p>
      <text:p text:style-name="P11">The project provides a practical example of how graphical and interactive applications can be developed efficiently in contemporary environments. It also reflects on the challenges developers faced in the past, when creating similar functionality required significant manual effort.</text:p>
      <text:h text:style-name="P5" text:outline-level="3">Methods and Materials</text:h>
      <text:p text:style-name="P11">The project aimed to develop a paint application capable of the following functionalities: drawing geometric shapes (triangles, circles, and rectangles), activating shapes for customization and manipulation, rotating, resizing, and moving shapes, and dynamically changing shape colors.</text:p>
      <text:h text:style-name="P6" text:outline-level="4">Tools Used:</text:h>
      <text:list xml:id="list730581248" text:style-name="L1">
        <text:list-item>
          <text:p text:style-name="P7"><text:span text:style-name="Strong_20_Emphasis"><text:span text:style-name="T5">VS Code:</text:span></text:span><text:span text:style-name="T5"> Used as the integrated development environment for coding and debugging.</text:span></text:p>
        </text:list-item>
        <text:list-item>
          <text:p text:style-name="P7"><text:span text:style-name="Strong_20_Emphasis"><text:span text:style-name="T5">Javac Compiler:</text:span></text:span><text:span text:style-name="T5"> Ensured smooth compilation and execution of the Java codebase.</text:span></text:p>
        </text:list-item>
        <text:list-item>
          <text:p text:style-name="P7"><text:span text:style-name="Strong_20_Emphasis"><text:span text:style-name="T5">JavaFX Library:</text:span></text:span><text:span text:style-name="T5"> Provided powerful classes for GUI creation, event handling, and graphical rendering.</text:span></text:p>
        </text:list-item>
        <text:list-item>
          <text:p text:style-name="P7"><text:span text:style-name="Strong_20_Emphasis"><text:span text:style-name="T5">Documentation:</text:span></text:span><text:span text:style-name="T5"> JavaFX API and materials provided by the lecturer formed the core learning resources.</text:span></text:p>
        </text:list-item>
        <text:list-item>
          <text:p text:style-name="P8"><text:span text:style-name="Strong_20_Emphasis"><text:span text:style-name="T5">ChatGPT Assistance:</text:span></text:span><text:span text:style-name="T5"> Used for troubleshooting and brainstorming design solutions.</text:span></text:p>
        </text:list-item>
      </text:list>
      <text:p text:style-name="P11">The development process involved multiple steps, beginning with the creation of the GUI and evolving into the implementation of interactive functionalities. The application’s GUI was <text:soft-page-break/>designed to feature a toolbar at the top of the window. This toolbar included options to clear all shapes from the drawing area and three buttons to draw triangles, circles, and rectangles. Each button enabled users to draw the corresponding shape by clicking on the drawing area and holding the left mouse button while dragging.</text:p>
      <text:p text:style-name="P11">After adding the buttons, functionality was introduced to create shapes dynamically. Clicking a shape button and holding the left mouse button allowed users to draw a shape at the desired location. The shape "followed" the cursor while dragging and remained fixed in place once the mouse button was released.</text:p>
      <text:p text:style-name="P11">The next feature was shape activation, which allowed users to interact with shapes post-drawing. Activated shapes were distinguished by a thicker border, making it clear which shape was selected. Activation occurred when the user clicked inside the boundaries of a shape.</text:p>
      <text:p text:style-name="P11">To enhance interactivity, the following features were added:</text:p>
      <text:list xml:id="list3586030908" text:style-name="L2">
        <text:list-item>
          <text:p text:style-name="P9"><text:span text:style-name="Strong_20_Emphasis"><text:span text:style-name="T5">Rotation:</text:span></text:span><text:span text:style-name="T5"> Activated shapes could be rotated by dragging the mouse while holding a specific key (e.g., </text:span><text:span text:style-name="Source_20_Text"><text:span text:style-name="T5">Shift</text:span></text:span><text:span text:style-name="T5">).</text:span></text:p>
        </text:list-item>
        <text:list-item>
          <text:p text:style-name="P9"><text:span text:style-name="Strong_20_Emphasis"><text:span text:style-name="T5">Movement:</text:span></text:span><text:span text:style-name="T5"> Shapes could be repositioned by dragging them across the canvas.</text:span></text:p>
        </text:list-item>
        <text:list-item>
          <text:p text:style-name="P9"><text:span text:style-name="Strong_20_Emphasis"><text:span text:style-name="T5">Color Filling:</text:span></text:span><text:span text:style-name="T5"> Right-clicking inside a shape opened a context menu with a list of available colors. Users could select a color by left-clicking on it, dynamically updating the shape's fill color.</text:span></text:p>
        </text:list-item>
        <text:list-item>
          <text:p text:style-name="P10"><text:span text:style-name="Strong_20_Emphasis"><text:span text:style-name="T5">Resizing:</text:span></text:span><text:span text:style-name="T5"> Activated shapes could be resized using the mouse scroll wheel. Scrolling up enlarged the shape, while scrolling down reduced its size.</text:span></text:p>
        </text:list-item>
      </text:list>
      <text:p text:style-name="P13">Findings</text:p>
      <text:p text:style-name="P11">The final paint application successfully implements its core functionalities, including an intuitive GUI, interactive drawing capabilities, and advanced shape manipulation features. Users can draw circles, rectangles, and triangles with precise control over their placement and dimensions, enabling seamless interaction. The application’s ability to rotate, resize, <text:soft-page-break/>move, and dynamically change the color of shapes adds significant versatility and enhances user experience.</text:p>
      <text:p text:style-name="P1">During development, however, some challenges arose that required creative problem-solving. One of the most significant issues was implementing rotation for activated shapes. Initially, shapes rotated around their top-left corner, which led to an unnatural movement. To address this, the rotation logic was adjusted to calculate the center point of each shape and ensure it became the axis of rotation. This modification provided a more intuitive and visually appealing user interaction.</text:p>
      <text:p text:style-name="P1">Another problem involved shapes obstructing the toolbar buttons. When shapes were drawn near or over the toolbar, they could inadvertently cover the buttons, making them inaccessible. To resolve this, the toolbar was positioned above the drawing area in the application’s z-order hierarchy. This change ensured that shapes extending beyond the canvas would be clipped, preventing any interference with the toolbar functionality.</text:p>
      <text:p text:style-name="P1">The iterative development process allowed for these issues to be identified and resolved efficiently. Each modification improved the application's usability and robustness, contributing to a polished final product.</text:p>
      <text:p text:style-name="P13">Discussion</text:p>
      <text:p text:style-name="P1"><text:span text:style-name="T4">J</text:span>The JavaFX framework significantly streamlined the development process, making it easier to implement complex GUI elements and event-driven interactions. Compared to older frameworks like Swing or AWT, JavaFX’s modern tools enabled features like shape rotation and resizing to be handled more intuitively. This efficiency allowed the focus to shift from overcoming framework limitations to refining the application’s functionality.</text:p>
      <text:p text:style-name="P1">Future enhancements could expand the application’s capabilities to include saving drawings to external files and reopening them for further edits. Such functionality would require the integration of file handling mechanisms and could be implemented using Java’s built-in I/O <text:soft-page-break/>libraries or more advanced APIs. These additions would make the application more versatile, catering to users who need to preserve and modify their work over time.</text:p>
      <text:p text:style-name="P1">Additionally, extending the application with collaborative features, such as real-time sharing or editing through a cloud-based interface, could align with modern trends in software development. These enhancements would elevate the application beyond a standalone tool, potentially transforming it into a collaborative platform for creative projects.</text:p>
      <text:p text:style-name="P13">Conclusions</text:p>
      <text:p text:style-name="P11">This report documents the creation of a JavaFX-based paint application, detailing its development process and the tools used. By leveraging JavaFX, the application achieves a range of features, from basic shape drawing to advanced interactions like rotation, resizing, and color customization. The development process highlights the importance of modern frameworks and tools in simplifying software creation and demonstrates how JavaFX significantly enhances developer productivity compared to older frameworks like Swing and AWT, which often posed challenges due to their complexity and limited capabilities.</text:p>
      <text:p text:style-name="P1">Looking to the future, developers could benefit from advancements in software development tools that further streamline workflows. Enhanced AI-driven assistance could automate repetitive tasks, provide intelligent debugging, and even generate UI components from natural language descriptions, reducing the time and effort required for application design. More intuitive libraries might integrate pre-designed components for advanced functionalities such as gesture-based control or collaborative editing, making complex features accessible without extensive coding. Cloud-based development platforms could also play a transformative role, enabling seamless collaboration and real-time deployment, which would significantly improve the development lifecycle.</text:p>
      <text:p text:style-name="P1">These trends point toward an exciting future for software development, where even complex applications like this paint program could be created with minimal effort and maximum creativity, allowing developers to focus more on innovation and user experi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20:02:37.720119061</meta:creation-date>
    <dc:date>2024-11-19T13:04:08.677016838</dc:date>
    <meta:editing-duration>PT4H5M33S</meta:editing-duration>
    <meta:editing-cycles>14</meta:editing-cycles>
    <meta:generator>LibreOffice/7.3.7.2$Linux_X86_64 LibreOffice_project/30$Build-2</meta:generator>
    <meta:document-statistic meta:table-count="0" meta:image-count="0" meta:object-count="0" meta:page-count="5" meta:paragraph-count="40" meta:word-count="1293" meta:character-count="9306" meta:non-whitespace-character-count="8062"/>
  </office:meta>
</office:document-meta>
</file>